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82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62.48mm"/>
    </style:style>
    <style:style style:name="co4" style:family="table-column">
      <style:table-column-properties fo:break-before="auto" style:column-width="101.07mm"/>
    </style:style>
    <style:style style:name="co5" style:family="table-column">
      <style:table-column-properties fo:break-before="auto" style:column-width="102.25mm"/>
    </style:style>
    <style:style style:name="co6" style:family="table-column">
      <style:table-column-properties fo:break-before="auto" style:column-width="16.28mm"/>
    </style:style>
    <style:style style:name="co7" style:family="table-column">
      <style:table-column-properties fo:break-before="auto" style:column-width="48.3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BDACCMO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ource:</text:p>
          </table:table-cell>
          <table:table-cell table:style-name="ce2" office:value-type="string" calcext:value-type="string" table:number-columns-spanned="3" table:number-rows-spanned="1">
            <text:p>/Users/tino/GitHub/USBDACCMOY/USBDACCMOY.sch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ate:</text:p>
          </table:table-cell>
          <table:table-cell table:style-name="ce2" office:value-type="string" calcext:value-type="string" table:number-columns-spanned="3" table:number-rows-spanned="1">
            <text:p>Saturday, 04 July 2020 at 20:15:00</text:p>
          </table:table-cell>
          <table:covered-table-cell table:style-name="ce2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ool:</text:p>
          </table:table-cell>
          <table:table-cell table:style-name="ce2" office:value-type="string" calcext:value-type="string" table:number-columns-spanned="3" table:number-rows-spanned="1">
            <text:p>Eeschema (5.1.6-0-10_14)</text:p>
          </table:table-cell>
          <table:covered-table-cell table:style-name="ce2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Generator:</text:p>
          </table:table-cell>
          <table:table-cell table:style-name="ce2" office:value-type="string" calcext:value-type="string" table:number-columns-spanned="3" table:number-rows-spanned="1">
            <text:p>/Applications/KiCad/kicad.app/Contents/SharedSupport/plugins/bom_csv_grouped_by_value_with_fp.py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omponent Count:</text:p>
          </table:table-cell>
          <table:table-cell table:style-name="ce2" office:value-type="float" office:value="57" calcext:value-type="float" table:number-columns-spanned="3" table:number-rows-spanned="1">
            <text:p>57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MPR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-WIMA_C5_5-USBDACCMOY-rescue</text:p>
          </table:table-cell>
          <table:table-cell office:value-type="string" calcext:value-type="string">
            <text:p>CMOY:CAPACITOR-WIMA_C5B5</text:p>
          </table:table-cell>
          <table:table-cell office:value-type="string" calcext:value-type="string">
            <text:p>108-2700</text:p>
          </table:table-cell>
          <table:table-cell table:style-name="ce4" office:value-type="string" calcext:value-type="string">
            <text:p>MKS2D031001A00KI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RCL_CPOL-USE3.5-8-USBDACCMOY-rescue</text:p>
          </table:table-cell>
          <table:table-cell office:value-type="string" calcext:value-type="string">
            <text:p>Capacitors_SMD:CP_Elec_6.3x5.3</text:p>
          </table:table-cell>
          <table:table-cell office:value-type="string" calcext:value-type="string">
            <text:p>839-1770</text:p>
          </table:table-cell>
          <table:table-cell table:style-name="ce4" office:value-type="float" office:value="865080345012" calcext:value-type="float">
            <text:p>865080345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, C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8uF</text:p>
          </table:table-cell>
          <table:table-cell office:value-type="string" calcext:value-type="string">
            <text:p>CAPACITOR-WIMA_C2.5_2-USBDACCMOY-rescue</text:p>
          </table:table-cell>
          <table:table-cell office:value-type="string" calcext:value-type="string">
            <text:p>CMOY:CAPACITOR-WIMA_C2.5-2</text:p>
          </table:table-cell>
          <table:table-cell office:value-type="string" calcext:value-type="string">
            <text:p>114-963</text:p>
          </table:table-cell>
          <table:table-cell office:value-type="string" calcext:value-type="string">
            <text:p>MKS02/6800/250/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, C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D-USBDACCMOY-rescue</text:p>
          </table:table-cell>
          <table:table-cell office:value-type="string" calcext:value-type="string">
            <text:p>Capacitors_SMD:CP_Elec_6.3x5.3</text:p>
          </table:table-cell>
          <table:table-cell office:value-type="float" office:value="9694331" calcext:value-type="float">
            <text:p>9694331</text:p>
          </table:table-cell>
          <table:table-cell office:value-type="string" calcext:value-type="string">
            <text:p>EEEFC0J101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AP1210-USBDACCMOY-rescue</text:p>
          </table:table-cell>
          <table:table-cell office:value-type="string" calcext:value-type="string">
            <text:p>Capacitors_SMD:C_0805</text:p>
          </table:table-cell>
          <table:table-cell office:value-type="float" office:value="2320947" calcext:value-type="float">
            <text:p>23209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, C12, C14, C15, C16, C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805-USBDACCMOY-rescue</text:p>
          </table:table-cell>
          <table:table-cell office:value-type="string" calcext:value-type="string">
            <text:p>Capacitors_SMD:C_0805</text:p>
          </table:table-cell>
          <table:table-cell office:value-type="float" office:value="1759422" calcext:value-type="float">
            <text:p>17594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_POLC-USBDACCMOY-rescue</text:p>
          </table:table-cell>
          <table:table-cell office:value-type="string" calcext:value-type="string">
            <text:p>Capacitors_SMD:CP_Elec_5x5.3</text:p>
          </table:table-cell>
          <table:table-cell office:value-type="float" office:value="9694471" calcext:value-type="float">
            <text:p>96944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7, C1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0805-USBDACCMOY-rescue</text:p>
          </table:table-cell>
          <table:table-cell office:value-type="string" calcext:value-type="string">
            <text:p>Capacitors_SMD:C_0805</text:p>
          </table:table-cell>
          <table:table-cell office:value-type="float" office:value="1759195" calcext:value-type="float">
            <text:p>17591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_CONNECTORSMD</text:p>
          </table:table-cell>
          <table:table-cell office:value-type="string" calcext:value-type="string">
            <text:p>GND_CONNECTORSMD-USBDACCMOY-rescue</text:p>
          </table:table-cell>
          <table:table-cell office:value-type="string" calcext:value-type="string">
            <text:p>PCM2707:GND_CONNECTOR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UT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758-0216</text:p>
          </table:table-cell>
          <table:table-cell office:value-type="string" calcext:value-type="string">
            <text:p>CON-MOLEX_87758-0216-USBDACCMOY-rescue</text:p>
          </table:table-cell>
          <table:table-cell office:value-type="string" calcext:value-type="string">
            <text:p>PCM2707:CON-MOLEX_87758-0216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2134P</text:p>
          </table:table-cell>
          <table:table-cell office:value-type="string" calcext:value-type="string">
            <text:p>OPA2134P-USBDACCMOY-rescue</text:p>
          </table:table-cell>
          <table:table-cell office:value-type="string" calcext:value-type="string">
            <text:p>SMD_Packages:SOIC-8-N</text:p>
          </table:table-cell>
          <table:table-cell office:value-type="string" calcext:value-type="string">
            <text:p>285-8233</text:p>
          </table:table-cell>
          <table:table-cell office:value-type="string" calcext:value-type="string">
            <text:p>OPA2134U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OLEX-47346-0001_47346-0001-USBDACCMOY-rescue</text:p>
          </table:table-cell>
          <table:table-cell office:value-type="string" calcext:value-type="string">
            <text:p>PCM2707:MOLEX-47346-0001_MOLEX_47346-0001</text:p>
          </table:table-cell>
          <table:table-cell office:value-type="float" office:value="1568026" calcext:value-type="float">
            <text:p>1568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K-OUT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EOJACK</text:p>
          </table:table-cell>
          <table:table-cell office:value-type="string" calcext:value-type="string">
            <text:p>STEREOJACK-USBDACCMOY-rescue</text:p>
          </table:table-cell>
          <table:table-cell office:value-type="string" calcext:value-type="string">
            <text:p>CMOY:STX3100</text:p>
          </table:table-cell>
          <table:table-cell office:value-type="float" office:value="2518188" calcext:value-type="float">
            <text:p>25181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S_M05LOCK-USBDACCMOY-rescue</text:p>
          </table:table-cell>
          <table:table-cell office:value-type="string" calcext:value-type="string">
            <text:p>PCM2707:CONNECTORS_1X05_LOCK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 FB</text:p>
          </table:table-cell>
          <table:table-cell office:value-type="string" calcext:value-type="string">
            <text:p>INDUCTOR0805-USBDACCMOY-rescue</text:p>
          </table:table-cell>
          <table:table-cell office:value-type="string" calcext:value-type="string">
            <text:p>PCM2707:PASSIVES_0805</text:p>
          </table:table-cell>
          <table:table-cell office:value-type="float" office:value="2215635" calcext:value-type="float">
            <text:p>22156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1, LE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_LED0603-USBDACCMOY-rescue</text:p>
          </table:table-cell>
          <table:table-cell office:value-type="string" calcext:value-type="string">
            <text:p>PCM2707:LED_LED-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-POTS_ALPS_RK0971221Z05</text:p>
          </table:table-cell>
          <table:table-cell office:value-type="string" calcext:value-type="string">
            <text:p>AUDIO-POTS_ALPS_RK0971221Z05-USBDACCMOY-rescue</text:p>
          </table:table-cell>
          <table:table-cell office:value-type="string" calcext:value-type="string">
            <text:p>PCM2707:AUDIO-POTS_ALPS_RK0971221Z0X</text:p>
          </table:table-cell>
          <table:table-cell office:value-type="string" calcext:value-type="string">
            <text:p>729-3521</text:p>
          </table:table-cell>
          <table:table-cell office:value-type="string" calcext:value-type="string">
            <text:p><text:s/>RK0971221Z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PUT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ON-LSTB_MA03-1-USBDACCMOY-rescue</text:p>
          </table:table-cell>
          <table:table-cell office:value-type="string" calcext:value-type="string">
            <text:p>PCM2707:CON-LSTB_MA03-1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CRYSTALHC49U-V-USBDACCMOY-rescue</text:p>
          </table:table-cell>
          <table:table-cell office:value-type="string" calcext:value-type="string">
            <text:p>PCM2707:CRYSTAL_HC49U-V</text:p>
          </table:table-cell>
          <table:table-cell office:value-type="float" office:value="1667001" calcext:value-type="float">
            <text:p>1667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RESISTOR_R-EU_0207_2V-USBDACCMOY-rescue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810-1965</text:p>
          </table:table-cell>
          <table:table-cell office:value-type="string" calcext:value-type="string">
            <text:p>ERJ6RED16R0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, R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R-EU_0207_2V-USBDACCMOY-rescue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810-1675</text:p>
          </table:table-cell>
          <table:table-cell office:value-type="string" calcext:value-type="string">
            <text:p>ERJ6RBD1003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, R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R-EU_0207_2V-USBDACCMOY-rescue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810-1671</text:p>
          </table:table-cell>
          <table:table-cell office:value-type="string" calcext:value-type="string">
            <text:p>ERJ6RBD1002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, R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R-EU_0207_2V-USBDACCMOY-rescue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810-1744</text:p>
          </table:table-cell>
          <table:table-cell office:value-type="string" calcext:value-type="string">
            <text:p>ERJ6RBD2001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, R10, R11, R1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kOhm</text:p>
          </table:table-cell>
          <table:table-cell office:value-type="string" calcext:value-type="string">
            <text:p>RESISTOR0805-RES-USBDACCMOY-rescue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810-1801</text:p>
          </table:table-cell>
          <table:table-cell office:value-type="string" calcext:value-type="string">
            <text:p>ERJ6RBD3301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, R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Ohm</text:p>
          </table:table-cell>
          <table:table-cell office:value-type="string" calcext:value-type="string">
            <text:p>RESISTOR0805-RES-USBDACCMOY-rescue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810-1965</text:p>
          </table:table-cell>
          <table:table-cell office:value-type="string" calcext:value-type="string">
            <text:p>ERJ6RED16R0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Ohm</text:p>
          </table:table-cell>
          <table:table-cell office:value-type="string" calcext:value-type="string">
            <text:p>RESISTOR0805-RES-USBDACCMOY-rescue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812-7204</text:p>
          </table:table-cell>
          <table:table-cell office:value-type="string" calcext:value-type="string">
            <text:p>ERJ6ENF5600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Ohm</text:p>
          </table:table-cell>
          <table:table-cell office:value-type="string" calcext:value-type="string">
            <text:p>RESISTOR0805-RES-USBDACCMOY-rescue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810-1808</text:p>
          </table:table-cell>
          <table:table-cell office:value-type="string" calcext:value-type="string">
            <text:p>ERJ6RBD3300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, R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kOhm</text:p>
          </table:table-cell>
          <table:table-cell office:value-type="string" calcext:value-type="string">
            <text:p>RESISTOR0805-RES-USBDACCMOY-rescue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810-1716</text:p>
          </table:table-cell>
          <table:table-cell office:value-type="string" calcext:value-type="string">
            <text:p>ERJ6RBD1501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8, R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Ohm</text:p>
          </table:table-cell>
          <table:table-cell office:value-type="string" calcext:value-type="string">
            <text:p>RESISTOR0805-RES-USBDACCMOY-rescue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810-1987</text:p>
          </table:table-cell>
          <table:table-cell office:value-type="string" calcext:value-type="string">
            <text:p>ERJ6RED22R0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RESISTOR0805-RES-USBDACCMOY-rescue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810-1921</text:p>
          </table:table-cell>
          <table:table-cell office:value-type="string" calcext:value-type="string">
            <text:p>ERJ6RED1004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WIRE</text:p>
          </table:table-cell>
          <table:table-cell office:value-type="string" calcext:value-type="string">
            <text:p>CON-LSTB_MA04-1-USBDACCMOY-rescue</text:p>
          </table:table-cell>
          <table:table-cell office:value-type="string" calcext:value-type="string">
            <text:p>PCM2707:CON-LSTB_MA04-1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M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M_ESD_Small</text:p>
          </table:table-cell>
          <table:table-cell office:value-type="string" calcext:value-type="string">
            <text:p>Symbols:ESD-Logo_6.6x6mm_SilkScreen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A0512SC</text:p>
          </table:table-cell>
          <table:table-cell office:value-type="string" calcext:value-type="string">
            <text:p>NMA0512SC-USBDACCMOY-rescue</text:p>
          </table:table-cell>
          <table:table-cell office:value-type="string" calcext:value-type="string">
            <text:p>Converters_DCDC_ACDC:DCDC-Conv_muRata_NMAxxxxSC</text:p>
          </table:table-cell>
          <table:table-cell office:value-type="string" calcext:value-type="string">
            <text:p>544-2522</text:p>
          </table:table-cell>
          <table:table-cell office:value-type="string" calcext:value-type="string">
            <text:p>NMA0512S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M2707C</text:p>
          </table:table-cell>
          <table:table-cell office:value-type="string" calcext:value-type="string">
            <text:p>PCM2707C-USBDACCMOY-rescue</text:p>
          </table:table-cell>
          <table:table-cell office:value-type="string" calcext:value-type="string">
            <text:p>PCM2707:PCM2707C</text:p>
          </table:table-cell>
          <table:table-cell office:value-type="float" office:value="1755016" calcext:value-type="float">
            <text:p>1755016</text:p>
          </table:table-cell>
          <table:table-cell table:style-name="ce1" office:value-type="string" calcext:value-type="string">
            <text:p>PCM2707PJT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4T21:01:35.087273868</dc:date>
    <meta:editing-duration>PT33M12S</meta:editing-duration>
    <meta:editing-cycles>12</meta:editing-cycles>
    <meta:generator>LibreOffice/6.2.1.2$MacOSX_X86_64 LibreOffice_project/7bcb35dc3024a62dea0caee87020152d1ee96e71</meta:generator>
    <meta:document-statistic meta:table-count="1" meta:cell-count="244" meta:object-count="0"/>
  </office:meta>
</office:document-meta>
</file>